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7de" officeooo:paragraph-rsid="000547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habe ich geschafft:</text:p>
      <text:p text:style-name="P1">- Daten eingelesen</text:p>
      <text:p text:style-name="P1">- Durch Interpolation die b‘s bestimmt</text:p>
      <text:p text:style-name="P1">- Plots gemacht</text:p>
      <text:p text:style-name="P1">- Maximum von T bestimmt, Code für tau-0 geschrieben mit zweiter Methode</text:p>
      <text:p text:style-name="P1"/>
      <text:p text:style-name="P1">To do für dich (Schubert):</text:p>
      <text:p text:style-name="P1">- Erste Methode durchführen, dazu:</text:p>
      <text:p text:style-name="P1">- Untergrundfit und Werte abziehen</text:p>
      <text:p text:style-name="P1">- Fit des Anfangsbereichs → W</text:p>
      <text:p text:style-name="P1">- Tabellen?</text:p>
      <text:p text:style-name="P1">- Schöne Plots?</text:p>
      <text:p text:style-name="P1">- Anfang der Auswertung (Rumgelaber, Interpolation)</text:p>
      <text:p text:style-name="P1"/>
      <text:p text:style-name="P1">To do für mich (Späh), bei Bedarf hilfst du:</text:p>
      <text:p text:style-name="P1">- Bilder in der Theorie und Durchführung</text:p>
      <text:p text:style-name="P1">- Durchführung</text:p>
      <text:p text:style-name="P1">- Literaturverzeichnis</text:p>
      <text:p text:style-name="P1"/>
      <text:p text:style-name="P1">To do für uns beide:</text:p>
      <text:p text:style-name="P1">- Zweite Methode mit Integral</text:p>
      <text:p text:style-name="P1">- W daraus in tau_0 Formel einsetzen</text:p>
      <text:p text:style-name="P1">- Fehlerformeln? Wichtig!</text:p>
      <text:p text:style-name="P1">- Diskussion. Auf Erwartungen eingehen bei den unterschiedlichen Heizraten</text:p>
      <text:p text:style-name="P1">- Vergleich mit Literaturwer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2:01:22.990665119</meta:creation-date>
    <meta:generator>LibreOffice/6.0.7.3$Linux_X86_64 LibreOffice_project/00m0$Build-3</meta:generator>
    <dc:date>2019-11-11T23:18:40.693413916</dc:date>
    <meta:editing-duration>PT1H17M19S</meta:editing-duration>
    <meta:editing-cycles>1</meta:editing-cycles>
    <meta:document-statistic meta:table-count="0" meta:image-count="0" meta:object-count="0" meta:page-count="1" meta:paragraph-count="22" meta:word-count="113" meta:character-count="701" meta:non-whitespace-character-count="610"/>
  </office:meta>
</office:document-meta>
</file>